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40.00pt" fo:font-weight="normal" fo:font-family="Cambria" style:font-family-asian="Cambria" style:font-family-complex="Cambria" fo:background-color="transparent" fo:color="#675e47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fo:color="#675e47"/>
    </style:style>
    <style:style style:name="T4" style:family="text">
      <style:text-properties fo:font-size="16.00pt" fo:font-weight="normal" fo:font-family="Cambria" style:font-family-asian="Cambria" style:font-family-complex="Cambria" fo:background-color="transparent" fo:color="#a9a57c"/>
    </style:style>
    <style:style style:name="T5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mbria" style:font-family-asian="Cambria" style:font-family-complex="Cambria" fo:background-color="transparent" fo:color="#a9a57c"/>
    </style:style>
    <style:style style:name="T7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mbria" style:font-family-asian="Cambria" style:font-family-complex="Cambria" fo:background-color="transparent" fo:color="#a9a57c"/>
    </style:style>
    <style:style style:name="T11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mbria" style:font-family-asian="Cambria" style:font-family-complex="Cambria" fo:background-color="transparent" fo:color="#a9a57c"/>
    </style:style>
    <style:style style:name="T13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Cambria" style:font-family-asian="Cambria" style:font-family-complex="Cambria" fo:background-color="transparent" fo:color="#a9a57c"/>
    </style:style>
    <style:style style:name="T15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234.00pt" style:type="center"/>
          <style:tab-stop style:position="468.00pt" style:type="righ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0.00%" fo:text-align="left" fo:margin-bottom="8.00pt"/>
    </style:style>
    <style:style style:name="P6" style:family="paragraph">
      <style:paragraph-properties fo:line-height="100.00%" fo:text-align="left" fo:margin-top="18.00pt"/>
    </style:style>
    <style:style style:name="P7" style:family="paragraph">
      <style:paragraph-properties fo:line-height="110.00%" fo:text-align="left" fo:margin-bottom="8.00pt"/>
    </style:style>
    <style:style style:name="P8" style:family="paragraph">
      <style:paragraph-properties fo:line-height="100.00%" fo:text-align="left" fo:margin-top="18.00pt"/>
    </style:style>
    <style:style style:name="P9" style:family="paragraph">
      <style:paragraph-properties fo:line-height="110.00%" fo:text-align="left" fo:margin-bottom="8.00pt"/>
    </style:style>
    <style:style style:name="P10" style:family="paragraph">
      <style:paragraph-properties fo:line-height="100.00%" fo:text-align="left" fo:margin-top="18.00pt"/>
    </style:style>
    <style:style style:name="P11" style:family="paragraph">
      <style:paragraph-properties fo:line-height="110.00%" fo:text-align="left" fo:margin-bottom="8.00pt"/>
    </style:style>
    <style:style style:name="P12" style:family="paragraph">
      <style:paragraph-properties fo:line-height="100.00%" fo:text-align="left" fo:margin-top="18.00pt"/>
    </style:style>
    <style:style style:name="P13" style:family="paragraph">
      <style:paragraph-properties fo:line-height="110.00%" fo:text-align="left" fo:margin-bottom="8.00pt"/>
    </style:style>
    <style:style style:name="P14" style:family="paragraph">
      <style:paragraph-properties fo:line-height="100.00%" fo:text-align="left" fo:margin-top="18.00pt"/>
    </style:style>
    <style:style style:name="P15" style:family="paragraph">
      <style:paragraph-properties fo:line-height="110.00%" fo:text-align="left" fo:margin-bottom="8.00pt"/>
    </style:style>
    <style:style style:name="P16" style:family="paragraph">
      <style:paragraph-properties fo:line-height="110.00%" fo:text-align="left" fo:margin-bottom="10.50pt"/>
    </style:style>
    <style:style style:name="P17" style:family="paragraph">
      <style:paragraph-properties fo:line-height="110.00%" fo:text-align="left" fo:margin-bottom="8.00pt"/>
    </style:style>
    <style:style style:name="P18" style:family="paragraph">
      <style:paragraph-properties fo:line-height="110.00%" fo:text-align="left" fo:margin-left="0.00pt" fo:text-indent="35.40pt" fo:margin-bottom="8.00pt"/>
    </style:style>
    <style:style style:name="P19" style:family="paragraph">
      <style:paragraph-properties fo:line-height="110.00%" fo:text-align="left" fo:margin-bottom="8.00pt"/>
    </style:style>
  </office:automatic-styles>
  <office:body>
    <office:text>
      <text:p text:style-name="P1"><text:span text:style-name="T1"/></text:p>
      <text:p text:style-name="P2"><text:span text:style-name="T1"/></text:p>
      <text:p text:style-name="P3"><text:span text:style-name="T1"/></text:p>
      <text:p text:style-name="P4"><text:span text:style-name="T2">Bird</text:span></text:p>
      <text:p text:style-name="P5"><text:span text:style-name="T3">The Blue Bird</text:span></text:p>
      <text:p text:style-name="P6"><text:span text:style-name="T4">Remember</text:span></text:p>
      <text:p text:style-name="P7"><text:span text:style-name="T5">-Be Precise as possible.</text:span></text:p>
      <text:p text:style-name="P7"><text:span text:style-name="T5">-Secrets are for the backend. -funny lie</text:span></text:p>
      <text:p text:style-name="P8"><text:span text:style-name="T6">Legende</text:span></text:p>
      <text:p text:style-name="P9"><text:span text:style-name="T7">Depth Level 1 := Allgemeine Ideen.</text:span></text:p>
      <text:p text:style-name="P9"><text:span text:style-name="T7">Depth Level 2 := Technische Leidsätze (Beziehungen funktionen).</text:span></text:p>
      <text:p text:style-name="P9"><text:span text:style-name="T7">Depth Level 3 := Detailiert </text:span></text:p>
      <text:p text:style-name="P9"><text:span text:style-name="T7">*Do not delete 2 to make it 3 or so<text:s/></text:span><text:span text:style-name="T8">–</text:span><text:span text:style-name="T9"><text:s/>keep both in this case.</text:span></text:p>
      <text:p text:style-name="P10"><text:span text:style-name="T10">Design Grundsätze</text:span></text:p>
      <text:p text:style-name="P11"><text:span text:style-name="T11">Depth Level 2</text:span></text:p>
      <text:p text:style-name="P11"><text:span text:style-name="T11">- The Bird is the Prototype beeing.</text:span></text:p>
      <text:p text:style-name="P11"><text:span text:style-name="T11">- The Animations are determined by the dominant force.</text:span></text:p>
      <text:p text:style-name="P11"><text:span text:style-name="T11">- The Bird can Influence the Forces (like turning arround).</text:span></text:p>
      <text:p text:style-name="P12"><text:span text:style-name="T12">Classes</text:span></text:p>
      <text:p text:style-name="P13"><text:span text:style-name="T13">-Position</text:span></text:p>
      <text:p text:style-name="P13"><text:span text:style-name="T13">-Box</text:span></text:p>
      <text:p text:style-name="P13"><text:span text:style-name="T13">-ImageStream (using ends up in an Animation)</text:span></text:p>
      <text:p text:style-name="P13"><text:span text:style-name="T13">-Force</text:span></text:p>
      <text:p text:style-name="P13"><text:span text:style-name="T13">-GameAsset</text:span></text:p>
      <text:p text:style-name="P13"><text:span text:style-name="T13">-Bird</text:span></text:p>
      <text:p text:style-name="P13"><text:span text:style-name="T13">-StoneTile</text:span></text:p>
      <text:p text:style-name="P13"><text:span text:style-name="T13">-World</text:span></text:p>
      <text:p text:style-name="P13"><text:span text:style-name="T13">-ForceArrayContainer</text:span></text:p>
      <text:p text:style-name="P14"><text:span text:style-name="T14">Orte</text:span></text:p>
      <text:p text:style-name="P15"><text:span text:style-name="T15">-Saustall</text:span></text:p>
      <text:p text:style-name="P15"><text:span text:style-name="T15">-Klippen</text:span></text:p>
      <text:p text:style-name="P15"><text:span text:style-name="T15">-Wald</text:span></text:p>
      <text:p text:style-name="P15"><text:span text:style-name="T15">-Stadt</text:span></text:p>
      <text:p text:style-name="P15"><text:span text:style-name="T15">-Icarus Sun</text:span></text:p>
      <text:p text:style-name="P15"><text:span text:style-name="T15">-Server Farm, Plug, Heaven is a place on Earth</text:span></text:p>
      <text:p text:style-name="P15"><text:span text:style-name="T16"/></text:p>
      <text:p text:style-name="P15"><text:span text:style-name="T17">Collision</text:span></text:p>
      <text:p text:style-name="P15"><text:span text:style-name="T17">level2:</text:span></text:p>
      <text:p text:style-name="P15"><text:span text:style-name="T17">Attention - … - Excecution</text:span></text:p>
      <text:p text:style-name="P15"><text:span text:style-name="T17">Wem ich vertraue, dessen Gewißheit seiner selbst</text:span></text:p>
      <text:p text:style-name="P15"><text:span text:style-name="T17">ist mir die Gewißheit meiner selbst.</text:span></text:p>
      <text:p text:style-name="P16"><text:span text:style-name="T18"/></text:p>
      <text:p text:style-name="P17"><text:span text:style-name="T18"/></text:p>
      <text:p text:style-name="P17"><text:span text:style-name="T19">Collision</text:span></text:p>
      <text:p text:style-name="P17"><text:span text:style-name="T19">level2:</text:span></text:p>
      <text:p text:style-name="P17"><text:span text:style-name="T19">Attention - … - Excecution</text:span></text:p>
      <text:p text:style-name="P17"><text:span text:style-name="T20">„</text:span><text:span text:style-name="T21">I</text:span><text:span text:style-name="T22">´am not the Bird you want me to be“ -The Blue Bird with Orange Human Hair“</text:span></text:p>
      <text:p text:style-name="P17"><text:span text:style-name="T23">„</text:span><text:span text:style-name="T24">Tweet a Birdn</text:span><text:span text:style-name="T25">“</text:span></text:p>
      <text:p text:style-name="P17"><text:span text:style-name="T25">„</text:span><text:span text:style-name="T26">Is it the Birds song?<text:s/></text:span><text:span text:style-name="T27">…</text:span><text:span text:style-name="T28"><text:s/>it is.</text:span><text:span text:style-name="T29">“</text:span><text:span text:style-name="T30"><text:s/></text:span><text:span text:style-name="T31">–</text:span><text:span text:style-name="T32"><text:s/>Helge Schneider</text:span></text:p>
      <text:p text:style-name="P17"><text:span text:style-name="T33"/></text:p>
      <text:p text:style-name="P17"><text:span text:style-name="T34">Side Scrolling</text:span></text:p>
      <text:p text:style-name="P17"><text:span text:style-name="T34">Levels</text:span></text:p>
      <text:p text:style-name="P17"><text:span text:style-name="T34"><text:tab/>Deep Woods</text:span></text:p>
      <text:p text:style-name="P17"><text:span text:style-name="T34"><text:tab/>The Village</text:span></text:p>
      <text:p text:style-name="P17"><text:span text:style-name="T34"><text:tab/></text:span></text:p>
      <text:p text:style-name="P17"><text:span text:style-name="T34"><text:tab/></text:span></text:p>
      <text:p text:style-name="P17"><text:span text:style-name="T34">Humans</text:span></text:p>
      <text:p text:style-name="P17"><text:span text:style-name="T34"><text:tab/>Pink Bloods </text:span></text:p>
      <text:p text:style-name="P17"><text:span text:style-name="T34"><text:tab/><text:tab/>Good Humans, like beatiful Humble Songs the sun.</text:span></text:p>
      <text:p text:style-name="P17"><text:span text:style-name="T34"><text:tab/><text:tab/>light hearted </text:span></text:p>
      <text:p text:style-name="P17"><text:span text:style-name="T34"><text:tab/><text:tab/></text:span><text:span text:style-name="T35">„</text:span><text:span text:style-name="T36">just go, what should be behind the tree</text:span><text:span text:style-name="T37">“</text:span></text:p>
      <text:p text:style-name="P17"><text:span text:style-name="T38"><text:tab/><text:tab/>seeing blood could morph their blood.</text:span></text:p>
      <text:p text:style-name="P17"><text:span text:style-name="T38"><text:tab/></text:span></text:p>
      <text:p text:style-name="P18"><text:span text:style-name="T38">Red Bloods</text:span></text:p>
      <text:p text:style-name="P19"><text:span text:style-name="T38"><text:tab/><text:tab/>Honest hard working people, suspicious strong.</text:span></text:p>
      <text:p text:style-name="P19"><text:span text:style-name="T38"><text:tab/><text:tab/></text:span><text:span text:style-name="T39">„</text:span><text:span text:style-name="T40">Sounds wierd, Is it right?</text:span><text:span text:style-name="T41">“</text:span></text:p>
      <text:p text:style-name="P19"><text:span text:style-name="T42"><text:tab/><text:tab/>Lumber jacks</text:span></text:p>
      <text:p text:style-name="P19"><text:span text:style-name="T43"/></text:p>
      <text:p text:style-name="P19"><text:span text:style-name="T44"><text:tab/>Black bloods</text:span></text:p>
      <text:p text:style-name="P19"><text:span text:style-name="T44"><text:tab/><text:tab/>Once humble beeings</text:span></text:p>
      <text:p text:style-name="P19"><text:span text:style-name="T44"><text:tab/><text:tab/>fooled into insanity </text:span></text:p>
      <text:p text:style-name="P19"><text:span text:style-name="T44"><text:tab/><text:tab/>tricky, deadly, could look like anyone<text:s/></text:span><text:span text:style-name="T45">–</text:span><text:span text:style-name="T46"><text:s/>corrupted</text:span></text:p>
      <text:p text:style-name="P19"><text:span text:style-name="T47"><text:tab/><text:tab/>pushed by aggress tweeting</text:span></text:p>
      <text:p text:style-name="P19"><text:span text:style-name="T47"><text:tab/></text:span></text:p>
      <text:p text:style-name="P19"><text:span text:style-name="T47"><text:tab/>No bloods</text:span></text:p>
      <text:p text:style-name="P19"><text:span text:style-name="T47"><text:tab/><text:tab/></text:span><text:span text:style-name="T48">„…</text:span><text:span text:style-name="T49"><text:s/>hmpf</text:span><text:span text:style-name="T50">“</text:span></text:p>
      <text:p text:style-name="P19"><text:span text:style-name="T51"><text:tab/><text:tab/>Odd and depressive creatures</text:span></text:p>
      <text:p text:style-name="P19"><text:span text:style-name="T51"><text:tab/><text:tab/>they dont care at all<text:s/></text:span><text:span text:style-name="T52">–</text:span><text:span text:style-name="T53"><text:s/>but they remember hope</text:span></text:p>
      <text:p text:style-name="P19"><text:span text:style-name="T54"><text:tab/></text:span></text:p>
      <text:p text:style-name="P19"><text:span text:style-name="T54"><text:tab/>Blue bloods</text:span></text:p>
      <text:p text:style-name="P19"><text:span text:style-name="T54"><text:tab/><text:tab/>Analyticly and arrogant</text:span></text:p>
      <text:p text:style-name="P19"><text:span text:style-name="T54"><text:tab/><text:tab/>they‘ll find a way to catch you</text:span></text:p>
      <text:p text:style-name="P19"><text:span text:style-name="T54"><text:tab/><text:tab/></text:span><text:span text:style-name="T55">„</text:span><text:span text:style-name="T56">just go away</text:span><text:span text:style-name="T57">“</text:span></text:p>
      <text:p text:style-name="P19"><text:span text:style-name="T58"><text:tab/><text:tab/>imprisson them, break them</text:span></text:p>
      <text:p text:style-name="P19"><text:span text:style-name="T58"><text:tab/><text:tab/></text:span></text:p>
      <text:p text:style-name="P19"><text:span text:style-name="T58">The Songs</text:span></text:p>
      <text:p text:style-name="P19"><text:span text:style-name="T58"><text:tab/>CHÖÖÖRP</text:span></text:p>
      <text:p text:style-name="P19"><text:span text:style-name="T58"><text:tab/><text:tab/>loud, insane, full of fear.</text:span></text:p>
      <text:p text:style-name="P19"><text:span text:style-name="T58"><text:tab/>Tweeting</text:span></text:p>
      <text:p text:style-name="P19"><text:span text:style-name="T58"><text:tab/><text:tab/>a promise for love</text:span></text:p>
      <text:p text:style-name="P19"><text:span text:style-name="T58"/></text:p>
      <text:p text:style-name="P19"><text:span text:style-name="T58">Call translate to move</text:span></text:p>
      <text:p text:style-name="P19"><text:span text:style-name="T58"/></text:p>
      <text:p text:style-name="P19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